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611cm" fo:min-width="4.513cm" draw:shadow-opacity="0%"/>
    </style:style>
    <style:style style:name="gr6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42cm" svg:height="1.843cm" svg:x="1.958cm" svg:y="16.4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2" draw:text-style-name="P2" draw:layer="layout" svg:width="5.013cm" svg:height="5.156cm" svg:x="17.4cm" svg:y="10.821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3" draw:layer="layout" svg:x1="18.653cm" svg:y1="12.053cm" svg:x2="18.653cm" svg:y2="14.645cm">
                <text:p/>
              </draw:line>
              <draw:line draw:style-name="gr3" draw:text-style-name="P3" draw:layer="layout" svg:x1="19.941cm" svg:y1="12.017cm" svg:x2="18.653cm" svg:y2="12.7cm">
                <text:p/>
              </draw:line>
              <draw:line draw:style-name="gr4" draw:text-style-name="P3" draw:layer="layout" svg:x1="19.941cm" svg:y1="14.665cm" svg:x2="18.653cm" svg:y2="13.982cm">
                <text:p/>
              </draw:line>
              <draw:line draw:style-name="gr3" draw:text-style-name="P3" draw:layer="layout" svg:x1="19.906cm" svg:y1="10.721cm" svg:x2="19.906cm" svg:y2="12.017cm">
                <text:p/>
              </draw:line>
              <draw:line draw:style-name="gr3" draw:text-style-name="P3" draw:layer="layout" svg:x1="19.906cm" svg:y1="14.65cm" svg:x2="19.906cm" svg:y2="15.946cm">
                <text:p/>
              </draw:line>
              <draw:line draw:style-name="gr3" draw:text-style-name="P3" draw:layer="layout" svg:x1="17.4cm" svg:y1="13.38cm" svg:x2="18.618cm" svg:y2="13.38cm">
                <text:p/>
              </draw:line>
            </draw:g>
          </draw:g>
        </draw:g>
        <draw:g xml:id="id19" draw:id="id19">
          <draw:custom-shape draw:style-name="gr5" draw:text-style-name="P2" draw:layer="layout" svg:width="5.013cm" svg:height="4.861cm" svg:x="28.087cm" svg:y="7.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3" draw:layer="layout" svg:x1="29.047cm" svg:y1="8.75cm" svg:x2="29.047cm" svg:y2="11.113cm">
                <text:p/>
              </draw:line>
              <draw:line draw:style-name="gr3" draw:text-style-name="P3" draw:layer="layout" svg:x1="29.004cm" svg:y1="10.32cm" svg:x2="30.367cm" svg:y2="11.188cm">
                <text:p/>
              </draw:line>
              <draw:line draw:style-name="gr4" draw:text-style-name="P3" draw:layer="layout" svg:x1="29.096cm" svg:y1="9.501cm" svg:x2="30.338cm" svg:y2="8.671cm">
                <text:p/>
              </draw:line>
              <draw:line draw:style-name="gr3" draw:text-style-name="P3" draw:layer="layout" svg:x1="30.4cm" svg:y1="7.3cm" svg:x2="30.4cm" svg:y2="8.718cm">
                <text:p/>
              </draw:line>
              <draw:line draw:style-name="gr3" draw:text-style-name="P3" draw:layer="layout" svg:x1="30.4cm" svg:y1="11.118cm" svg:x2="30.4cm" svg:y2="12.5cm">
                <text:p/>
              </draw:line>
              <draw:line draw:style-name="gr3" draw:text-style-name="P3" draw:layer="layout" svg:x1="27.694cm" svg:y1="9.96cm" svg:x2="29.009cm" svg:y2="9.96cm">
                <text:p/>
              </draw:line>
            </draw:g>
          </draw:g>
        </draw:g>
        <draw:g xml:id="id15" draw:id="id15">
          <draw:custom-shape draw:style-name="gr6" draw:text-style-name="P4" draw:layer="layout" svg:width="0.804cm" svg:height="2.646cm" draw:transform="rotate (1.5707963267949) translate (24.19cm 3.704cm)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24.199cm" svg:y1="3.297cm" svg:x2="22.976cm" svg:y2="3.281cm">
            <text:p/>
          </draw:line>
          <draw:line draw:style-name="gr7" draw:text-style-name="P3" draw:layer="layout" svg:x1="28.1cm" svg:y1="3.297cm" svg:x2="26.877cm" svg:y2="3.281cm">
            <text:p/>
          </draw:line>
        </draw:g>
        <draw:g xml:id="id3" draw:id="id3">
          <draw:custom-shape draw:style-name="gr6" draw:text-style-name="P4" draw:layer="layout" svg:width="0.804cm" svg:height="2.646cm" draw:transform="rotate (1.5707963267949) translate (5.29cm 13.8cm)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5.299cm" svg:y1="13.393cm" svg:x2="4.076cm" svg:y2="13.377cm">
            <text:p/>
          </draw:line>
          <draw:line draw:style-name="gr7" draw:text-style-name="P3" draw:layer="layout" svg:x1="9.2cm" svg:y1="13.393cm" svg:x2="7.977cm" svg:y2="13.377cm">
            <text:p/>
          </draw:line>
        </draw:g>
        <draw:g xml:id="id14" draw:id="id14">
          <draw:custom-shape draw:style-name="gr8" draw:text-style-name="P4" draw:layer="layout" svg:width="0.801cm" svg:height="2.649cm" svg:x="19.5cm" svg:y="5.28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19.907cm" svg:y1="5.299cm" svg:x2="19.923cm" svg:y2="4.076cm">
            <text:p/>
          </draw:line>
          <draw:line draw:style-name="gr7" draw:text-style-name="P3" draw:layer="layout" svg:x1="19.907cm" svg:y1="9.2cm" svg:x2="19.923cm" svg:y2="7.977cm">
            <text:p/>
          </draw:line>
        </draw:g>
        <draw:g xml:id="id11" draw:id="id11">
          <draw:custom-shape draw:style-name="gr8" draw:text-style-name="P4" draw:layer="layout" svg:width="0.801cm" svg:height="2.649cm" svg:x="19.5cm" svg:y="18.58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19.907cm" svg:y1="18.599cm" svg:x2="19.923cm" svg:y2="17.376cm">
            <text:p/>
          </draw:line>
          <draw:line draw:style-name="gr7" draw:text-style-name="P3" draw:layer="layout" svg:x1="19.907cm" svg:y1="22.5cm" svg:x2="19.923cm" svg:y2="21.277cm">
            <text:p/>
          </draw:line>
        </draw:g>
        <draw:g xml:id="id8" draw:id="id8">
          <draw:custom-shape draw:style-name="gr8" draw:text-style-name="P4" draw:layer="layout" svg:width="0.801cm" svg:height="2.649cm" svg:x="15.4cm" svg:y="5.5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3" draw:layer="layout" svg:x1="15.807cm" svg:y1="5.523cm" svg:x2="15.823cm" svg:y2="4.3cm">
            <text:p/>
          </draw:line>
          <draw:line draw:style-name="gr7" draw:text-style-name="P3" draw:layer="layout" svg:x1="15.807cm" svg:y1="9.424cm" svg:x2="15.823cm" svg:y2="8.201cm">
            <text:p/>
          </draw:line>
        </draw:g>
        <draw:g xml:id="id20" draw:id="id20">
          <draw:custom-shape draw:style-name="gr8" draw:text-style-name="P4" draw:layer="layout" svg:width="0.801cm" svg:height="2.649cm" svg:x="36.199cm" svg:y="13.68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36.606cm" svg:y1="13.699cm" svg:x2="36.622cm" svg:y2="12.476cm">
            <text:p/>
          </draw:line>
          <draw:line draw:style-name="gr7" draw:text-style-name="P3" draw:layer="layout" svg:x1="36.606cm" svg:y1="17.6cm" svg:x2="36.622cm" svg:y2="16.377cm">
            <text:p/>
          </draw:line>
        </draw:g>
        <draw:g xml:id="id7" draw:id="id7">
          <draw:custom-shape draw:style-name="gr8" draw:text-style-name="P4" draw:layer="layout" svg:width="0.801cm" svg:height="2.649cm" svg:x="15.4cm" svg:y="18.31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15.807cm" svg:y1="18.323cm" svg:x2="15.823cm" svg:y2="17.1cm">
            <text:p/>
          </draw:line>
          <draw:line draw:style-name="gr7" draw:text-style-name="P3" draw:layer="layout" svg:x1="15.807cm" svg:y1="22.224cm" svg:x2="15.823cm" svg:y2="21.001cm">
            <text:p/>
          </draw:line>
        </draw:g>
        <draw:g xml:id="id5" draw:id="id5">
          <draw:line draw:style-name="gr7" draw:text-style-name="P3" draw:layer="layout" svg:x1="12.28cm" svg:y1="14.4cm" svg:x2="12.28cm" svg:y2="12.384cm">
            <text:p/>
          </draw:line>
          <draw:line draw:style-name="gr7" draw:text-style-name="P3" draw:layer="layout" svg:x1="12.28cm" svg:y1="14.4cm" svg:x2="12.28cm" svg:y2="12.384cm">
            <text:p/>
          </draw:line>
          <draw:line draw:style-name="gr7" draw:text-style-name="P3" draw:layer="layout" svg:x1="13.181cm" svg:y1="14.4cm" svg:x2="13.181cm" svg:y2="12.384cm">
            <text:p/>
          </draw:line>
          <draw:line draw:style-name="gr7" draw:text-style-name="P3" draw:layer="layout" svg:x1="14.4cm" svg:y1="13.407cm" svg:x2="13.177cm" svg:y2="13.391cm">
            <text:p/>
          </draw:line>
          <draw:line draw:style-name="gr7" draw:text-style-name="P3" draw:layer="layout" svg:x1="12.299cm" svg:y1="13.407cm" svg:x2="11.076cm" svg:y2="13.391cm">
            <text:p/>
          </draw:line>
        </draw:g>
        <draw:g xml:id="id25" draw:id="id25">
          <draw:line draw:style-name="gr7" draw:text-style-name="P3" draw:layer="layout" svg:x1="23.984cm" svg:y1="19.084cm" svg:x2="26cm" svg:y2="19.084cm">
            <text:p/>
          </draw:line>
          <draw:line draw:style-name="gr7" draw:text-style-name="P3" draw:layer="layout" svg:x1="23.984cm" svg:y1="19.084cm" svg:x2="26cm" svg:y2="19.084cm">
            <text:p/>
          </draw:line>
          <draw:line draw:style-name="gr7" draw:text-style-name="P3" draw:layer="layout" svg:x1="23.984cm" svg:y1="19.984cm" svg:x2="26cm" svg:y2="19.984cm">
            <text:p/>
          </draw:line>
          <draw:line draw:style-name="gr7" draw:text-style-name="P3" draw:layer="layout" svg:x1="24.978cm" svg:y1="21.2cm" svg:x2="24.994cm" svg:y2="19.977cm">
            <text:p/>
          </draw:line>
          <draw:line draw:style-name="gr7" draw:text-style-name="P3" draw:layer="layout" svg:x1="24.978cm" svg:y1="19.102cm" svg:x2="24.994cm" svg:y2="17.879cm">
            <text:p/>
          </draw:line>
        </draw:g>
        <draw:g xml:id="id17" draw:id="id17">
          <draw:line draw:style-name="gr7" draw:text-style-name="P3" draw:layer="layout" svg:x1="33.08cm" svg:y1="4.3cm" svg:x2="33.08cm" svg:y2="2.284cm">
            <text:p/>
          </draw:line>
          <draw:line draw:style-name="gr7" draw:text-style-name="P3" draw:layer="layout" svg:x1="33.08cm" svg:y1="4.3cm" svg:x2="33.08cm" svg:y2="2.284cm">
            <text:p/>
          </draw:line>
          <draw:line draw:style-name="gr7" draw:text-style-name="P3" draw:layer="layout" svg:x1="33.981cm" svg:y1="4.3cm" svg:x2="33.981cm" svg:y2="2.284cm">
            <text:p/>
          </draw:line>
          <draw:line draw:style-name="gr7" draw:text-style-name="P3" draw:layer="layout" svg:x1="35.2cm" svg:y1="3.307cm" svg:x2="33.977cm" svg:y2="3.291cm">
            <text:p/>
          </draw:line>
          <draw:line draw:style-name="gr7" draw:text-style-name="P3" draw:layer="layout" svg:x1="33.099cm" svg:y1="3.307cm" svg:x2="31.876cm" svg:y2="3.291cm">
            <text:p/>
          </draw:line>
        </draw:g>
        <draw:custom-shape draw:style-name="gr9" draw:text-style-name="P4" xml:id="id2" draw:id="id2" draw:layer="layout" svg:width="0.348cm" svg:height="0.35cm" svg:x="2.696cm" svg:y="13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4" draw:id="id4" draw:layer="layout" svg:width="0.348cm" svg:height="0.35cm" svg:x="9.896cm" svg:y="13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6" draw:id="id6" draw:layer="layout" svg:width="0.348cm" svg:height="0.35cm" svg:x="15.596cm" svg:y="13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3" draw:id="id13" draw:layer="layout" svg:width="0.348cm" svg:height="0.35cm" svg:x="19.696cm" svg:y="9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0" draw:id="id10" draw:layer="layout" svg:width="0.348cm" svg:height="0.35cm" svg:x="19.696cm" svg:y="16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6" draw:id="id16" draw:layer="layout" svg:width="0.348cm" svg:height="0.35cm" svg:x="29.996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2" draw:id="id12" draw:layer="layout" svg:width="0.348cm" svg:height="0.35cm" svg:x="19.696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8" draw:id="id18" draw:layer="layout" svg:width="0.348cm" svg:height="0.35cm" svg:x="36.496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line" svg:x1="2.879cm" svg:y1="16.457cm" svg:x2="2.87cm" svg:y2="13.568cm" draw:start-shape="id1" draw:start-glue-point="4" draw:end-shape="id2" draw:end-glue-point="8" svg:d="M2879 16457l-9-2889" svg:viewBox="0 0 10 2890">
          <text:p/>
        </draw:connector>
        <draw:connector draw:style-name="gr10" draw:text-style-name="P5" draw:layer="layout" draw:type="line" svg:x1="3.044cm" svg:y1="13.393cm" svg:x2="4.076cm" svg:y2="13.398cm" draw:start-shape="id2" draw:start-glue-point="10" draw:end-shape="id3" draw:end-glue-point="3" svg:d="M3044 13393l1032 5" svg:viewBox="0 0 1033 6">
          <text:p/>
        </draw:connector>
        <draw:connector draw:style-name="gr10" draw:text-style-name="P5" draw:layer="layout" draw:type="line" svg:x1="9.896cm" svg:y1="13.393cm" svg:x2="9.2cm" svg:y2="13.398cm" draw:start-shape="id4" draw:start-glue-point="6" draw:end-shape="id3" draw:end-glue-point="1" svg:d="M9896 13393l-696 5" svg:viewBox="0 0 697 6">
          <text:p/>
        </draw:connector>
        <draw:connector draw:style-name="gr10" draw:text-style-name="P5" draw:layer="layout" draw:type="line" svg:x1="10.244cm" svg:y1="13.393cm" svg:x2="11.076cm" svg:y2="13.392cm" draw:start-shape="id4" draw:start-glue-point="10" draw:end-shape="id5" draw:end-glue-point="3" svg:d="M10244 13393l832-1" svg:viewBox="0 0 833 2">
          <text:p/>
        </draw:connector>
        <draw:connector draw:style-name="gr10" draw:text-style-name="P5" draw:layer="layout" draw:type="line" svg:x1="14.4cm" svg:y1="13.392cm" svg:x2="15.596cm" svg:y2="13.393cm" draw:start-shape="id5" draw:start-glue-point="1" draw:end-shape="id6" draw:end-glue-point="6" svg:d="M14400 13392l1196 1" svg:viewBox="0 0 1197 2">
          <text:p/>
        </draw:connector>
        <draw:connector draw:style-name="gr10" draw:text-style-name="P5" draw:layer="layout" draw:type="line" svg:x1="15.77cm" svg:y1="13.568cm" svg:x2="15.8cm" svg:y2="17.1cm" draw:start-shape="id6" draw:start-glue-point="8" draw:end-shape="id7" draw:end-glue-point="0" svg:d="M15770 13568l30 3532" svg:viewBox="0 0 31 3533">
          <text:p/>
        </draw:connector>
        <draw:connector draw:style-name="gr10" draw:text-style-name="P5" draw:layer="layout" draw:type="line" svg:x1="15.77cm" svg:y1="13.218cm" svg:x2="15.8cm" svg:y2="9.424cm" draw:start-shape="id6" draw:start-glue-point="4" draw:end-shape="id8" draw:end-glue-point="2" svg:d="M15770 13218l30-3794" svg:viewBox="0 0 31 3795">
          <text:p/>
        </draw:connector>
        <draw:connector draw:style-name="gr10" draw:text-style-name="P5" draw:layer="layout" draw:type="line" svg:x1="15.944cm" svg:y1="13.393cm" svg:x2="17.4cm" svg:y2="13.349cm" draw:start-shape="id6" draw:start-glue-point="10" draw:end-shape="id9" draw:end-glue-point="3" svg:d="M15944 13393l1456-44" svg:viewBox="0 0 1457 45">
          <text:p/>
        </draw:connector>
        <draw:connector draw:style-name="gr10" draw:text-style-name="P5" draw:layer="layout" draw:type="line" svg:x1="19.87cm" svg:y1="16.518cm" svg:x2="19.906cm" svg:y2="15.977cm" draw:start-shape="id10" draw:start-glue-point="4" draw:end-shape="id9" draw:end-glue-point="2" svg:d="M19870 16518l36-541" svg:viewBox="0 0 37 542">
          <text:p/>
        </draw:connector>
        <draw:connector draw:style-name="gr10" draw:text-style-name="P5" draw:layer="layout" draw:type="line" svg:x1="19.87cm" svg:y1="16.868cm" svg:x2="19.9cm" svg:y2="17.376cm" draw:start-shape="id10" draw:start-glue-point="8" draw:end-shape="id11" draw:end-glue-point="0" svg:d="M19870 16868l30 508" svg:viewBox="0 0 31 509">
          <text:p/>
        </draw:connector>
        <draw:connector draw:style-name="gr11" draw:text-style-name="P4" draw:layer="layout" svg:x1="15.8cm" svg:y1="4.3cm" svg:x2="19.696cm" svg:y2="3.293cm" draw:start-shape="id8" draw:start-glue-point="0" draw:end-shape="id12" draw:end-glue-point="6" svg:d="M15800 4300v-1007h3896" svg:viewBox="0 0 3897 1008">
          <text:p/>
        </draw:connector>
        <draw:connector draw:style-name="gr10" draw:text-style-name="P5" draw:layer="layout" draw:type="line" svg:x1="19.87cm" svg:y1="10.168cm" svg:x2="19.906cm" svg:y2="10.721cm" draw:start-shape="id13" draw:start-glue-point="8" draw:end-shape="id9" draw:end-glue-point="0" svg:d="M19870 10168l36 553" svg:viewBox="0 0 37 554">
          <text:p/>
        </draw:connector>
        <draw:connector draw:style-name="gr10" draw:text-style-name="P5" draw:layer="layout" draw:type="line" svg:x1="19.87cm" svg:y1="9.818cm" svg:x2="19.9cm" svg:y2="9.2cm" draw:start-shape="id13" draw:start-glue-point="4" draw:end-shape="id14" draw:end-glue-point="2" svg:d="M19870 9818l30-618" svg:viewBox="0 0 31 619">
          <text:p/>
        </draw:connector>
        <draw:connector draw:style-name="gr10" draw:text-style-name="P5" draw:layer="layout" draw:type="line" svg:x1="19.9cm" svg:y1="4.076cm" svg:x2="19.87cm" svg:y2="3.468cm" draw:start-shape="id14" draw:start-glue-point="0" draw:end-shape="id12" draw:end-glue-point="8" svg:d="M19900 4076l-30-608" svg:viewBox="0 0 31 609">
          <text:p/>
        </draw:connector>
        <draw:connector draw:style-name="gr10" draw:text-style-name="P5" draw:layer="layout" draw:type="line" svg:x1="20.044cm" svg:y1="3.293cm" svg:x2="22.976cm" svg:y2="3.302cm" draw:start-shape="id12" draw:start-glue-point="10" draw:end-shape="id15" draw:end-glue-point="3" svg:d="M20044 3293l2932 9" svg:viewBox="0 0 2933 10">
          <text:p/>
        </draw:connector>
        <draw:connector draw:style-name="gr10" draw:text-style-name="P5" draw:layer="layout" draw:type="line" svg:x1="29.996cm" svg:y1="3.293cm" svg:x2="28.1cm" svg:y2="3.302cm" draw:start-shape="id16" draw:start-glue-point="6" draw:end-shape="id15" draw:end-glue-point="1" svg:d="M29996 3293l-1896 9" svg:viewBox="0 0 1897 10">
          <text:p/>
        </draw:connector>
        <draw:connector draw:style-name="gr10" draw:text-style-name="P5" draw:layer="layout" draw:type="line" svg:x1="30.344cm" svg:y1="3.293cm" svg:x2="31.876cm" svg:y2="3.292cm" draw:start-shape="id16" draw:start-glue-point="10" draw:end-shape="id17" draw:end-glue-point="3" svg:d="M30344 3293l1532-1" svg:viewBox="0 0 1533 2">
          <text:p/>
        </draw:connector>
        <draw:connector draw:style-name="gr10" draw:text-style-name="P5" draw:layer="layout" draw:type="line" svg:x1="35.2cm" svg:y1="3.292cm" svg:x2="36.496cm" svg:y2="3.293cm" draw:start-shape="id17" draw:start-glue-point="1" draw:end-shape="id18" draw:end-glue-point="6" svg:d="M35200 3292l1296 1" svg:viewBox="0 0 1297 2">
          <text:p/>
        </draw:connector>
        <draw:connector draw:style-name="gr10" draw:text-style-name="P5" draw:layer="layout" draw:type="line" svg:x1="20.044cm" svg:y1="9.993cm" svg:x2="27.7cm" svg:y2="9.95cm" draw:start-shape="id13" draw:start-glue-point="10" draw:end-shape="id19" draw:end-glue-point="3" svg:d="M20044 9993l7656-43" svg:viewBox="0 0 7657 44">
          <text:p/>
        </draw:connector>
        <draw:connector draw:style-name="gr10" draw:text-style-name="P5" draw:layer="layout" draw:type="line" svg:x1="30.4cm" svg:y1="7.4cm" svg:x2="30.17cm" svg:y2="3.468cm" draw:start-shape="id19" draw:start-glue-point="0" draw:end-shape="id16" draw:end-glue-point="8" svg:d="M30400 7400l-230-3932" svg:viewBox="0 0 231 3933">
          <text:p/>
        </draw:connector>
        <draw:connector draw:style-name="gr11" draw:text-style-name="P4" draw:layer="layout" svg:x1="20.044cm" svg:y1="16.714cm" svg:x2="24.992cm" svg:y2="17.9cm" svg:d="M20044 16714h4948v1186" svg:viewBox="0 0 4949 1187">
          <text:p/>
        </draw:connector>
        <draw:connector draw:style-name="gr10" draw:text-style-name="P5" draw:layer="layout" draw:type="line" svg:x1="36.67cm" svg:y1="3.468cm" svg:x2="36.599cm" svg:y2="12.476cm" draw:start-shape="id18" draw:start-glue-point="8" draw:end-shape="id20" draw:end-glue-point="0" svg:d="M36670 3468l-71 9008" svg:viewBox="0 0 72 9009">
          <text:p/>
        </draw:connector>
        <draw:custom-shape draw:style-name="gr1" draw:text-style-name="P1" xml:id="id22" draw:id="id22" draw:layer="layout" svg:width="1.842cm" svg:height="1.843cm" svg:x="38.458cm" svg:y="19.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xml:id="id21" draw:id="id21" draw:layer="layout" draw:type="line" svg:x1="19.87cm" svg:y1="3.118cm" svg:x2="19.858cm" svg:y2="1.476cm" draw:start-shape="id12" draw:start-glue-point="4" svg:d="M19870 3118l-12-1642" svg:viewBox="0 0 13 1643">
          <text:p/>
        </draw:connector>
        <draw:connector draw:style-name="gr10" draw:text-style-name="P5" xml:id="id23" draw:id="id23" draw:layer="layout" draw:type="line" svg:x1="19.858cm" svg:y1="1.476cm" svg:x2="39.452cm" svg:y2="1.462cm" draw:start-shape="id21" draw:start-glue-point="3" svg:d="M19858 1476l19594-14" svg:viewBox="0 0 19595 15">
          <text:p/>
        </draw:connector>
        <draw:connector draw:style-name="gr10" draw:text-style-name="P5" draw:layer="layout" draw:type="line" svg:x1="39.379cm" svg:y1="19.9cm" svg:x2="39.452cm" svg:y2="1.462cm" draw:start-shape="id22" draw:start-glue-point="4" draw:end-shape="id23" draw:end-glue-point="3" svg:d="M39379 19900l73-18438" svg:viewBox="0 0 74 18439">
          <text:p/>
        </draw:connector>
        <draw:custom-shape draw:style-name="gr9" draw:text-style-name="P4" xml:id="id24" draw:id="id24" draw:layer="layout" svg:width="0.348cm" svg:height="0.35cm" svg:x="22.497cm" svg:y="25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2.879cm" svg:y1="18.3cm" svg:x2="22.497cm" svg:y2="25.394cm" draw:start-shape="id1" draw:start-glue-point="8" draw:end-shape="id24" draw:end-glue-point="6" svg:d="M2879 18300v7094h19618" svg:viewBox="0 0 19619 7095">
          <text:p/>
        </draw:connector>
        <draw:connector draw:style-name="gr11" draw:text-style-name="P4" draw:layer="layout" svg:x1="15.8cm" svg:y1="22.224cm" svg:x2="22.497cm" svg:y2="25.394cm" draw:start-shape="id7" draw:start-glue-point="2" draw:end-shape="id24" draw:end-glue-point="6" svg:d="M15800 22224v3170h6697" svg:viewBox="0 0 6698 3171">
          <text:p/>
        </draw:connector>
        <draw:connector draw:style-name="gr11" draw:text-style-name="P4" draw:layer="layout" svg:x1="19.9cm" svg:y1="22.5cm" svg:x2="22.497cm" svg:y2="25.394cm" draw:start-shape="id11" draw:start-glue-point="2" draw:end-shape="id24" draw:end-glue-point="6" svg:d="M19900 22500v2894h2597" svg:viewBox="0 0 2598 2895">
          <text:p/>
        </draw:connector>
        <draw:connector draw:style-name="gr11" draw:text-style-name="P4" draw:layer="layout" svg:x1="24.992cm" svg:y1="21.2cm" svg:x2="22.845cm" svg:y2="25.394cm" draw:start-shape="id25" draw:start-glue-point="2" draw:end-shape="id24" draw:end-glue-point="10" svg:d="M24992 21200v4194h-2147" svg:viewBox="0 0 2148 4195">
          <text:p/>
        </draw:connector>
        <draw:connector draw:style-name="gr11" draw:text-style-name="P4" draw:layer="layout" svg:x1="36.599cm" svg:y1="17.6cm" svg:x2="22.845cm" svg:y2="25.394cm" draw:start-shape="id20" draw:start-glue-point="2" draw:end-shape="id24" draw:end-glue-point="10" svg:d="M36599 17600v7794h-13754" svg:viewBox="0 0 13755 7795">
          <text:p/>
        </draw:connector>
        <draw:connector draw:style-name="gr11" draw:text-style-name="P4" draw:layer="layout" svg:x1="39.379cm" svg:y1="21.743cm" svg:x2="22.845cm" svg:y2="25.394cm" draw:start-shape="id22" draw:start-glue-point="8" draw:end-shape="id24" draw:end-glue-point="10" svg:d="M39379 21743v3651h-16534" svg:viewBox="0 0 16535 3652">
          <text:p/>
        </draw:connector>
        <draw:connector draw:style-name="gr11" draw:text-style-name="P4" draw:layer="layout" svg:x1="30.4cm" svg:y1="12.5cm" svg:x2="22.845cm" svg:y2="25.394cm" draw:start-shape="id19" draw:start-glue-point="2" draw:end-shape="id24" draw:end-glue-point="10" svg:d="M30400 12500v12894h-7555" svg:viewBox="0 0 7556 12895">
          <text:p/>
        </draw:connector>
        <draw:connector draw:style-name="gr10" draw:text-style-name="P5" draw:layer="layout" draw:type="line" svg:x1="22.671cm" svg:y1="25.569cm" svg:x2="22.65cm" svg:y2="26.2cm" draw:start-shape="id24" draw:start-glue-point="8" draw:end-shape="id26" draw:end-glue-point="0" svg:d="M22671 25569l-21 631" svg:viewBox="0 0 22 632">
          <text:p/>
        </draw:connector>
        <draw:g xml:id="id26" draw:id="id26">
          <draw:line draw:style-name="gr7" draw:text-style-name="P3" draw:layer="layout" svg:x1="24.698cm" svg:y1="27.457cm" svg:x2="20.6cm" svg:y2="27.482cm">
            <text:p/>
          </draw:line>
          <draw:line draw:style-name="gr7" draw:text-style-name="P3" draw:layer="layout" svg:x1="24.7cm" svg:y1="27.443cm" svg:x2="20.602cm" svg:y2="27.468cm">
            <text:p/>
          </draw:line>
          <draw:line draw:style-name="gr7" draw:text-style-name="P3" draw:layer="layout" svg:x1="21.719cm" svg:y1="28.011cm" svg:x2="23.755cm" svg:y2="28.011cm">
            <text:p/>
          </draw:line>
          <draw:line draw:style-name="gr7" draw:text-style-name="P3" draw:layer="layout" svg:x1="22.269cm" svg:y1="28.485cm" svg:x2="23.248cm" svg:y2="28.485cm">
            <text:p/>
          </draw:line>
          <draw:line draw:style-name="gr7" draw:text-style-name="P3" draw:layer="layout" svg:x1="22.634cm" svg:y1="27.423cm" svg:x2="22.65cm" svg:y2="26.2cm">
            <text:p/>
          </draw:line>
        </draw:g>
        <draw:frame draw:style-name="gr12" draw:text-style-name="P6" draw:layer="layout" svg:width="4.3cm" svg:height="3.2cm" svg:x="3.2cm" svg:y="18.6cm">
          <draw:text-box>
            <text:p>Vin</text:p>
          </draw:text-box>
        </draw:frame>
        <draw:frame draw:style-name="gr12" draw:text-style-name="P6" draw:layer="layout" svg:width="4.3cm" svg:height="3.2cm" svg:x="37.4cm" svg:y="21.8cm">
          <draw:text-box>
            <text:p>Vcc</text:p>
          </draw:text-box>
        </draw:frame>
        <draw:frame draw:style-name="gr12" draw:text-style-name="P6" draw:layer="layout" svg:width="4.3cm" svg:height="3.2cm" svg:x="4.4cm" svg:y="11.5cm">
          <draw:text-box>
            <text:p>Rin</text:p>
          </draw:text-box>
        </draw:frame>
        <draw:frame draw:style-name="gr12" draw:text-style-name="P6" draw:layer="layout" svg:width="4.3cm" svg:height="3.2cm" svg:x="10.8cm" svg:y="13.7cm">
          <draw:text-box>
            <text:p>Ci</text:p>
          </draw:text-box>
        </draw:frame>
        <draw:frame draw:style-name="gr12" draw:text-style-name="P6" draw:layer="layout" svg:width="4.3cm" svg:height="3.2cm" svg:x="25.1cm" svg:y="20.4cm">
          <draw:text-box>
            <text:p>Cb</text:p>
          </draw:text-box>
        </draw:frame>
        <draw:frame draw:style-name="gr12" draw:text-style-name="P6" draw:layer="layout" svg:width="4.3cm" svg:height="3.2cm" svg:x="30.9cm" svg:y="3.6cm">
          <draw:text-box>
            <text:p>Co</text:p>
          </draw:text-box>
        </draw:frame>
        <draw:frame draw:style-name="gr12" draw:text-style-name="P6" draw:layer="layout" svg:width="4.3cm" svg:height="3.2cm" svg:x="34.1cm" svg:y="14.7cm">
          <draw:text-box>
            <text:p>RL</text:p>
          </draw:text-box>
        </draw:frame>
        <draw:frame draw:style-name="gr12" draw:text-style-name="P6" draw:layer="layout" svg:width="4.3cm" svg:height="3.2cm" svg:x="23.8cm" svg:y="4.2cm">
          <draw:text-box>
            <text:p>Rout</text:p>
          </draw:text-box>
        </draw:frame>
        <draw:frame draw:style-name="gr12" draw:text-style-name="P6" draw:layer="layout" svg:width="4.3cm" svg:height="3.2cm" svg:x="17.5cm" svg:y="6.5cm">
          <draw:text-box>
            <text:p>Rc</text:p>
          </draw:text-box>
        </draw:frame>
        <draw:frame draw:style-name="gr12" draw:text-style-name="P6" draw:layer="layout" svg:width="4.3cm" svg:height="3.2cm" svg:x="17.3cm" svg:y="19.3cm">
          <draw:text-box>
            <text:p>Re</text:p>
          </draw:text-box>
        </draw:frame>
        <draw:frame draw:style-name="gr12" draw:text-style-name="P6" draw:layer="layout" svg:width="4.3cm" svg:height="3.2cm" svg:x="12.9cm" svg:y="18.7cm">
          <draw:text-box>
            <text:p>R2</text:p>
          </draw:text-box>
        </draw:frame>
        <draw:frame draw:style-name="gr12" draw:text-style-name="P6" draw:layer="layout" svg:width="4.3cm" svg:height="3.2cm" svg:x="13.3cm" svg:y="5.5cm">
          <draw:text-box draw:corner-radius="3.5cm">
            <text:p>R1</text:p>
          </draw:text-box>
        </draw:frame>
        <draw:frame draw:style-name="gr12" draw:text-style-name="P6" draw:layer="layout" svg:width="4.3cm" svg:height="3.2cm" svg:x="19.6cm" svg:y="12.9cm">
          <draw:text-box>
            <text:p>Q1</text:p>
          </draw:text-box>
        </draw:frame>
        <draw:frame draw:style-name="gr12" draw:text-style-name="P6" draw:layer="layout" svg:width="4.3cm" svg:height="3.2cm" svg:x="30.6cm" svg:y="9.5cm">
          <draw:text-box>
            <text:p>Q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21:58:15.141556613</meta:creation-date>
    <dc:date>2021-05-23T23:38:14.507472807</dc:date>
    <meta:editing-duration>PT9M21S</meta:editing-duration>
    <meta:editing-cycles>2</meta:editing-cycles>
    <meta:generator>LibreOffice/6.4.7.2$Linux_X86_64 LibreOffice_project/40$Build-2</meta:generator>
    <meta:document-statistic meta:object-count="130"/>
  </office:meta>
</office:document-meta>
</file>